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0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loext:decorative="fals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793cm" loext:decorative="false"/>
      <style:paragraph-properties style:writing-mode="lr-tb"/>
    </style:style>
    <style:style style:name="co1" style:family="table-column">
      <style:table-column-properties style:column-width="1.086cm" style:use-optimal-column-width="false"/>
    </style:style>
    <style:style style:name="co2" style:family="table-column">
      <style:table-column-properties style:column-width="1.087cm" style:use-optimal-column-width="false"/>
    </style:style>
    <style:style style:name="co3" style:family="table-column">
      <style:table-column-properties style:column-width="1.088cm" style:use-optimal-column-width="false"/>
    </style:style>
    <style:style style:name="co4" style:family="table-column">
      <style:table-column-properties style:column-width="1.408cm" style:use-optimal-column-width="false"/>
    </style:style>
    <style:style style:name="co5" style:family="table-column">
      <style:table-column-properties style:column-width="0.86cm" style:use-optimal-column-width="false"/>
    </style:style>
    <style:style style:name="co6" style:family="table-column">
      <style:table-column-properties style:column-width="1.122cm" style:use-optimal-column-width="false"/>
    </style:style>
    <style:style style:name="co7" style:family="table-column">
      <style:table-column-properties style:column-width="1.365cm" style:use-optimal-column-width="false"/>
    </style:style>
    <style:style style:name="co8" style:family="table-column">
      <style:table-column-properties style:column-width="1.291cm" style:use-optimal-column-width="false"/>
    </style:style>
    <style:style style:name="co9" style:family="table-column">
      <style:table-column-properties style:column-width="1.281cm" style:use-optimal-column-width="false"/>
    </style:style>
    <style:style style:name="co10" style:family="table-column">
      <style:table-column-properties style:column-width="1.287cm" style:use-optimal-column-width="false"/>
    </style:style>
    <style:style style:name="co11" style:family="table-column">
      <style:table-column-properties style:column-width="1.283cm" style:use-optimal-column-width="false"/>
    </style:style>
    <style:style style:name="co12" style:family="table-column">
      <style:table-column-properties style:column-width="1.207cm" style:use-optimal-column-width="false"/>
    </style:style>
    <style:style style:name="co13" style:family="table-column">
      <style:table-column-properties style:column-width="0.859cm" style:use-optimal-column-width="false"/>
    </style:style>
    <style:style style:name="ro1" style:family="table-row">
      <style:table-row-properties style:row-height="0.451cm" style:use-optimal-row-height="false"/>
    </style:style>
    <style:style style:name="ro2" style:family="table-row">
      <style:table-row-properties style:row-height="0.45cm" style:use-optimal-row-height="false"/>
    </style:style>
    <style:style style:name="ro3" style:family="table-row">
      <style:table-row-properties style:row-height="0.449cm" style:use-optimal-row-height="false"/>
    </style:style>
    <style:style style:name="ce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8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9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0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7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8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9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0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7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8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9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0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5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6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7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8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9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0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7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7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8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9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80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8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7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8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89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ce90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000000" loext:opacity="100%" style:font-name="Arial" fo:font-size="10pt" fo:language="de" fo:country="DE" style:font-size-asian="10pt" style:language-asian="de" style:country-asian="DE" style:font-size-complex="10pt" style:language-complex="de" style:country-complex="DE"/>
    </style:style>
    <style:style style:name="T2" style:family="text">
      <style:text-properties fo:color="#000000" loext:opacity="100%" style:font-name="Arial" fo:font-size="10pt" fo:language="de" fo:country="DE" fo:font-style="normal" fo:font-weight="normal" style:font-size-asian="10pt" style:language-asian="de" style:country-asian="DE" style:font-style-asian="normal" style:font-weight-asian="normal" style:font-size-complex="10pt" style:language-complex="de" style:country-complex="DE" style:font-style-complex="normal" style:font-weight-complex="normal"/>
    </style:style>
    <style:style style:name="T3" style:family="text">
      <style:text-properties fo:font-size="18pt" fo:language="de" fo:country="DE" style:font-size-asian="18pt" style:language-asian="de" style:country-asian="DE" style:font-size-complex="18pt" style:language-complex="de" style:country-complex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Default" presentation:use-date-time-name="dtd1">
        <draw:frame draw:style-name="gr1" xml:id="id4" draw:id="id4" draw:layer="layout" svg:width="3.26cm" svg:height="1.803cm" svg:x="22.121cm" svg:y="11.97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1">
                  <text:list-header>
                    <text:p text:style-name="P1"><text:span text:style-name="T1">J</text:span></text:p>
                  </text:list-header>
                </text:list>
              </table:table-cell>
              <table:table-cell table:style-name="ce2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3" table:number-columns-spanned="3">
                <text:list text:continue-numbering="true" text:style-name="L1">
                  <text:list-header>
                    <text:p text:style-name="P1"><text:span text:style-name="T1">Installationsarbeiten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>
              <table:table-cell table:style-name="ce4">
                <text:list text:continue-numbering="true" text:style-name="L1">
                  <text:list-header>
                    <text:p text:style-name="P1"><text:span text:style-name="T1">40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"><text:span text:style-name="T1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"><text:span text:style-name="T1">44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1">
                  <text:list-header>
                    <text:p text:style-name="P2"><text:span text:style-name="T2">40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"><text:span text:style-name="T2">0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2"><text:span text:style-name="T2">44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xml:id="id7" draw:id="id7" draw:layer="layout" svg:width="4.223cm" svg:height="1.803cm" svg:x="9.188cm" svg:y="2.018cm">
          <table:table>
            <table:table-column table:style-name="co4"/>
            <table:table-column table:style-name="co4"/>
            <table:table-column table:style-name="co4"/>
            <table:table-row table:style-name="ro2">
              <table:table-cell table:style-name="ce10">
                <text:list text:style-name="L1">
                  <text:list-header>
                    <text:p text:style-name="P1"><text:span text:style-name="T1">C</text:span></text:p>
                  </text:list-header>
                </text:list>
              </table:table-cell>
              <table:table-cell table:style-name="ce11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12" table:number-columns-spanned="3">
                <text:list text:continue-numbering="true" text:style-name="L1">
                  <text:list-header>
                    <text:p text:style-name="P1"><text:span text:style-name="T1">Ausgießen Fundamente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>
              <table:table-cell table:style-name="ce13">
                <text:list text:continue-numbering="true" text:style-name="L1">
                  <text:list-header>
                    <text:p text:style-name="P1"><text:span text:style-name="T1">23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"><text:span text:style-name="T1">2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1"><text:span text:style-name="T1">25</text:span></text:p>
                  </text:list-header>
                </text:list>
              </table:table-cell>
            </table:table-row>
            <table:table-row table:style-name="ro2">
              <table:table-cell table:style-name="ce16">
                <text:list text:continue-numbering="true" text:style-name="L1">
                  <text:list-header>
                    <text:p text:style-name="P2"><text:span text:style-name="T1">23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2"><text:span text:style-name="T1">0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2"><text:span text:style-name="T1">2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xml:id="id6" draw:id="id6" draw:layer="layout" svg:width="2.579cm" svg:height="2.227cm" svg:x="17.499cm" svg:y="4.169cm">
          <table:table>
            <table:table-column table:style-name="co5"/>
            <table:table-column table:style-name="co5"/>
            <table:table-column table:style-name="co5"/>
            <table:table-row table:style-name="ro2">
              <table:table-cell table:style-name="ce19">
                <text:list text:style-name="L1">
                  <text:list-header>
                    <text:p text:style-name="P1"><text:span text:style-name="T1">E</text:span></text:p>
                  </text:list-header>
                </text:list>
              </table:table-cell>
              <table:table-cell table:style-name="ce20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21" table:number-columns-spanned="3">
                <text:list text:continue-numbering="true" text:style-name="L1">
                  <text:list-header>
                    <text:p text:style-name="P1"><text:span text:style-name="T1">Betonierung Betonsockel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>
              <table:table-cell table:style-name="ce22">
                <text:list text:continue-numbering="true" text:style-name="L1">
                  <text:list-header>
                    <text:p text:style-name="P1"><text:span text:style-name="T1">3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"><text:span text:style-name="T1">3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1"><text:span text:style-name="T1">33</text:span></text:p>
                  </text:list-header>
                </text:list>
              </table:table-cell>
            </table:table-row>
            <table:table-row table:style-name="ro2">
              <table:table-cell table:style-name="ce25">
                <text:list text:continue-numbering="true" text:style-name="L1">
                  <text:list-header>
                    <text:p text:style-name="P2"><text:span text:style-name="T1">30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2"><text:span text:style-name="T1">0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2"><text:span text:style-name="T1">3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xml:id="id1" draw:id="id1" draw:layer="layout" svg:width="3.365cm" svg:height="1.803cm" svg:x="0.354cm" svg:y="5.659cm">
          <table:table>
            <table:table-column table:style-name="co6"/>
            <table:table-column table:style-name="co6"/>
            <table:table-column table:style-name="co6"/>
            <table:table-row table:style-name="ro2">
              <table:table-cell table:style-name="ce28">
                <text:list text:style-name="L1">
                  <text:list-header>
                    <text:p text:style-name="P1"><text:span text:style-name="T1">A</text:span></text:p>
                  </text:list-header>
                </text:list>
              </table:table-cell>
              <table:table-cell table:style-name="ce29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30" table:number-columns-spanned="3">
                <text:list text:continue-numbering="true" text:style-name="L1">
                  <text:list-header>
                    <text:p text:style-name="P1"><text:span text:style-name="T1">Entwurf, Planung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>
              <table:table-cell table:style-name="ce31">
                <text:list text:continue-numbering="true" text:style-name="L1">
                  <text:list-header>
                    <text:p text:style-name="P1"><text:span text:style-name="T1">0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"><text:span text:style-name="T1">20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"><text:span text:style-name="T1">20</text:span></text:p>
                  </text:list-header>
                </text:list>
              </table:table-cell>
            </table:table-row>
            <table:table-row table:style-name="ro2">
              <table:table-cell table:style-name="ce34">
                <text:list text:continue-numbering="true" text:style-name="L1">
                  <text:list-header>
                    <text:p text:style-name="P2"><text:span text:style-name="T1">0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2"><text:span text:style-name="T1">0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2"><text:span text:style-name="T1">2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xml:id="id5" draw:id="id5" draw:layer="layout" svg:width="2.579cm" svg:height="2.227cm" svg:x="14.298cm" svg:y="3.939cm">
          <table:table>
            <table:table-column table:style-name="co5"/>
            <table:table-column table:style-name="co5"/>
            <table:table-column table:style-name="co5"/>
            <table:table-row table:style-name="ro2">
              <table:table-cell table:style-name="ce37">
                <text:list text:style-name="L1">
                  <text:list-header>
                    <text:p text:style-name="P1"><text:span text:style-name="T1">D</text:span></text:p>
                  </text:list-header>
                </text:list>
              </table:table-cell>
              <table:table-cell table:style-name="ce38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39" table:number-columns-spanned="3">
                <text:list text:continue-numbering="true" text:style-name="L1">
                  <text:list-header>
                    <text:p text:style-name="P1"><text:span text:style-name="T1">Verschalung Betonsockel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>
              <table:table-cell table:style-name="ce40">
                <text:list text:continue-numbering="true" text:style-name="L1">
                  <text:list-header>
                    <text:p text:style-name="P1"><text:span text:style-name="T1">25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1"><text:span text:style-name="T1">5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1"><text:span text:style-name="T1">30</text:span></text:p>
                  </text:list-header>
                </text:list>
              </table:table-cell>
            </table:table-row>
            <table:table-row table:style-name="ro2">
              <table:table-cell table:style-name="ce43">
                <text:list text:continue-numbering="true" text:style-name="L1">
                  <text:list-header>
                    <text:p text:style-name="P2"><text:span text:style-name="T1">25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2"><text:span text:style-name="T1">5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2"><text:span text:style-name="T1">30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xml:id="id8" draw:id="id8" draw:layer="layout" svg:width="4.094cm" svg:height="1.803cm" svg:x="4.603cm" svg:y="3.04cm">
          <table:table>
            <table:table-column table:style-name="co7"/>
            <table:table-column table:style-name="co7"/>
            <table:table-column table:style-name="co7"/>
            <table:table-row table:style-name="ro2">
              <table:table-cell table:style-name="ce46">
                <text:list text:style-name="L1">
                  <text:list-header>
                    <text:p text:style-name="P1"><text:span text:style-name="T1">B</text:span></text:p>
                  </text:list-header>
                </text:list>
              </table:table-cell>
              <table:table-cell table:style-name="ce47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48" table:number-columns-spanned="3">
                <text:list text:continue-numbering="true" text:style-name="L1">
                  <text:list-header>
                    <text:p text:style-name="P1"><text:span text:style-name="T1">Erdaushub, Fundamente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>
              <table:table-cell table:style-name="ce49">
                <text:list text:continue-numbering="true" text:style-name="L1">
                  <text:list-header>
                    <text:p text:style-name="P1"><text:span text:style-name="T1">20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1"><text:span text:style-name="T1">3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1"><text:span text:style-name="T1">23</text:span></text:p>
                  </text:list-header>
                </text:list>
              </table:table-cell>
            </table:table-row>
            <table:table-row table:style-name="ro2">
              <table:table-cell table:style-name="ce52">
                <text:list text:continue-numbering="true" text:style-name="L1">
                  <text:list-header>
                    <text:p text:style-name="P2"><text:span text:style-name="T1">20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2"><text:span text:style-name="T1">0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2"><text:span text:style-name="T1">23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xml:id="id9" draw:id="id9" draw:layer="layout" svg:width="3.872cm" svg:height="2.227cm" svg:x="4.668cm" svg:y="8.62cm">
          <table:table>
            <table:table-column table:style-name="co8"/>
            <table:table-column table:style-name="co8"/>
            <table:table-column table:style-name="co8"/>
            <table:table-row table:style-name="ro2">
              <table:table-cell table:style-name="ce55">
                <text:list text:style-name="L1">
                  <text:list-header>
                    <text:p text:style-name="P1"><text:span text:style-name="T1">G</text:span></text:p>
                  </text:list-header>
                </text:list>
              </table:table-cell>
              <table:table-cell table:style-name="ce56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57" table:number-columns-spanned="3">
                <text:list text:continue-numbering="true" text:style-name="L1">
                  <text:list-header>
                    <text:p text:style-name="P1"><text:span text:style-name="T1">Aushub Ver- und Entsorgungsleitungen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>
              <table:table-cell table:style-name="ce58">
                <text:list text:continue-numbering="true" text:style-name="L1">
                  <text:list-header>
                    <text:p text:style-name="P1"><text:span text:style-name="T1">20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1"><text:span text:style-name="T1">2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1"><text:span text:style-name="T1">22</text:span></text:p>
                  </text:list-header>
                </text:list>
              </table:table-cell>
            </table:table-row>
            <table:table-row table:style-name="ro2">
              <table:table-cell table:style-name="ce61">
                <text:list text:continue-numbering="true" text:style-name="L1">
                  <text:list-header>
                    <text:p text:style-name="P2"><text:span text:style-name="T1">26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2"><text:span text:style-name="T1">6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2"><text:span text:style-name="T1">28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xml:id="id2" draw:id="id2" draw:layer="layout" svg:width="3.85cm" svg:height="2.227cm" svg:x="4.637cm" svg:y="5.568cm">
          <table:table>
            <table:table-column table:style-name="co9"/>
            <table:table-column table:style-name="co10"/>
            <table:table-column table:style-name="co11"/>
            <table:table-row table:style-name="ro2">
              <table:table-cell table:style-name="ce64">
                <text:list text:style-name="L1">
                  <text:list-header>
                    <text:p text:style-name="P1"><text:span text:style-name="T1">F</text:span></text:p>
                  </text:list-header>
                </text:list>
              </table:table-cell>
              <table:table-cell table:style-name="ce65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66" table:number-columns-spanned="3">
                <text:list text:continue-numbering="true" text:style-name="L1">
                  <text:list-header>
                    <text:p text:style-name="P1"><text:span text:style-name="T1">Bestellung &amp; Auslieferung Betonteile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>
              <table:table-cell table:style-name="ce67">
                <text:list text:continue-numbering="true" text:style-name="L1">
                  <text:list-header>
                    <text:p text:style-name="P1"><text:span text:style-name="T1">20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1"><text:span text:style-name="T1">10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1"><text:span text:style-name="T1">30</text:span></text:p>
                  </text:list-header>
                </text:list>
              </table:table-cell>
            </table:table-row>
            <table:table-row table:style-name="ro2">
              <table:table-cell table:style-name="ce70">
                <text:list text:continue-numbering="true" text:style-name="L1">
                  <text:list-header>
                    <text:p text:style-name="P2"><text:span text:style-name="T1">23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2"><text:span text:style-name="T1">3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2"><text:span text:style-name="T1">33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feld 72" draw:style-name="gr2" draw:text-style-name="P4" draw:layer="layout" svg:width="2.809cm" svg:height="1.023cm" svg:x="0.882cm" svg:y="0.679cm">
          <text:list text:style-name="L2">
            <text:list-header>
              <text:p text:style-name="P3"><text:span text:style-name="T3">Netzpl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xml:id="id10" draw:id="id10" draw:layer="layout" svg:width="3.62cm" svg:height="1.803cm" svg:x="9.859cm" svg:y="11.019cm">
          <table:table>
            <table:table-column table:style-name="co12"/>
            <table:table-column table:style-name="co12"/>
            <table:table-column table:style-name="co12"/>
            <table:table-row table:style-name="ro1">
              <table:table-cell table:style-name="ce73">
                <text:list text:style-name="L1">
                  <text:list-header>
                    <text:p text:style-name="P1"><text:span text:style-name="T1">H</text:span></text:p>
                  </text:list-header>
                </text:list>
              </table:table-cell>
              <table:table-cell table:style-name="ce74" table:number-columns-spanned="2"/>
              <table:covered-table-cell table:style-name="standard"/>
            </table:table-row>
            <table:table-row table:style-name="ro1" table:default-cell-style-name="standard">
              <table:table-cell table:style-name="ce75" table:number-columns-spanned="3">
                <text:p text:style-name="P5"><text:span text:style-name="T1">Leitungsverlegung</text:span></text:p>
              </table:table-cell>
              <table:covered-table-cell/>
              <table:covered-table-cell/>
            </table:table-row>
            <table:table-row table:style-name="ro1">
              <table:table-cell table:style-name="ce76">
                <text:list text:continue-numbering="true" text:style-name="L1">
                  <text:list-header>
                    <text:p text:style-name="P1"><text:span text:style-name="T1">22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1"><text:span text:style-name="T1">5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1"><text:span text:style-name="T1">27</text:span></text:p>
                  </text:list-header>
                </text:list>
              </table:table-cell>
            </table:table-row>
            <table:table-row table:style-name="ro1">
              <table:table-cell table:style-name="ce79">
                <text:list text:continue-numbering="true" text:style-name="L1">
                  <text:list-header>
                    <text:p text:style-name="P2"><text:span text:style-name="T1">28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2"><text:span text:style-name="T1">7</text:span></text:p>
                  </text:list-header>
                </text:list>
              </table:table-cell>
              <table:table-cell table:style-name="ce81">
                <text:list text:continue-numbering="true" text:style-name="L1">
                  <text:list-header>
                    <text:p text:style-name="P2"><text:span text:style-name="T1">3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xml:id="id3" draw:id="id3" draw:layer="layout" svg:width="2.578cm" svg:height="2.227cm" svg:x="21.654cm" svg:y="7.513cm">
          <table:table>
            <table:table-column table:style-name="co5"/>
            <table:table-column table:style-name="co5"/>
            <table:table-column table:style-name="co13"/>
            <table:table-row table:style-name="ro1">
              <table:table-cell table:style-name="ce82">
                <text:list text:style-name="L1">
                  <text:list-header>
                    <text:p text:style-name="P1"><text:span text:style-name="T1">I</text:span></text:p>
                  </text:list-header>
                </text:list>
              </table:table-cell>
              <table:table-cell table:style-name="ce83" table:number-columns-spanned="2"/>
              <table:covered-table-cell table:style-name="standard"/>
            </table:table-row>
            <table:table-row table:style-name="ro1" table:default-cell-style-name="standard">
              <table:table-cell table:style-name="ce84" table:number-columns-spanned="3">
                <text:list text:continue-numbering="true" text:style-name="L1">
                  <text:list-header>
                    <text:p text:style-name="P1"><text:span text:style-name="T1">Montage Lagerhalle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>
              <table:table-cell table:style-name="ce85">
                <text:list text:continue-numbering="true" text:style-name="L1">
                  <text:list-header>
                    <text:p text:style-name="P1"><text:span text:style-name="T1">33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1"><text:span text:style-name="T1">7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1"><text:span text:style-name="T1">40</text:span></text:p>
                  </text:list-header>
                </text:list>
              </table:table-cell>
            </table:table-row>
            <table:table-row table:style-name="ro1">
              <table:table-cell table:style-name="ce88">
                <text:list text:continue-numbering="true" text:style-name="L1">
                  <text:list-header>
                    <text:p text:style-name="P2"><text:span text:style-name="T1">33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2"><text:span text:style-name="T1">0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2"><text:span text:style-name="T1">40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onnector draw:name="Gerade Verbindung mit Pfeil 18" draw:style-name="gr3" draw:text-style-name="P6" draw:layer="layout" draw:type="line" svg:x1="3.719cm" svg:y1="6.56cm" svg:x2="4.637cm" svg:y2="6.681cm" draw:start-shape="id1" draw:start-glue-point="1" draw:end-shape="id2" svg:d="M3719 6560l918 121" svg:viewBox="0 0 919 122">
          <text:p/>
        </draw:connector>
        <draw:connector draw:name="Gerade Verbindung mit Pfeil 2" draw:style-name="gr3" draw:text-style-name="P6" draw:layer="layout" draw:type="line" svg:x1="22.943cm" svg:y1="9.74cm" svg:x2="23.751cm" svg:y2="11.97cm" draw:start-shape="id3" draw:end-shape="id4" svg:d="M22943 9740l808 2230" svg:viewBox="0 0 809 2231">
          <text:p/>
        </draw:connector>
        <draw:connector draw:name="Gerade Verbindung mit Pfeil 3" draw:style-name="gr3" draw:text-style-name="P6" draw:layer="layout" draw:type="line" svg:x1="16.877cm" svg:y1="5.052cm" svg:x2="17.499cm" svg:y2="5.282cm" draw:start-shape="id5" draw:start-glue-point="1" draw:end-shape="id6" svg:d="M16877 5052l622 230" svg:viewBox="0 0 623 231">
          <text:p/>
        </draw:connector>
        <draw:connector draw:name="Gerade Verbindung mit Pfeil 4" draw:style-name="gr3" draw:text-style-name="P6" draw:layer="layout" draw:type="line" svg:x1="13.411cm" svg:y1="2.919cm" svg:x2="14.298cm" svg:y2="5.052cm" draw:start-shape="id7" draw:start-glue-point="1" draw:end-shape="id5" draw:end-glue-point="3" svg:d="M13411 2919l887 2133" svg:viewBox="0 0 888 2134">
          <text:p/>
        </draw:connector>
        <draw:connector draw:name="Gerade Verbindung mit Pfeil 5" draw:style-name="gr3" draw:text-style-name="P6" draw:layer="layout" draw:type="line" svg:x1="8.697cm" svg:y1="3.941cm" svg:x2="9.188cm" svg:y2="2.919cm" draw:start-shape="id8" draw:start-glue-point="1" draw:end-shape="id7" draw:end-glue-point="3" svg:d="M8697 3941l491-1022" svg:viewBox="0 0 492 1023">
          <text:p/>
        </draw:connector>
        <draw:connector draw:name="Gerade Verbindung mit Pfeil 6" draw:style-name="gr3" draw:text-style-name="P6" draw:layer="layout" draw:type="line" svg:x1="3.719cm" svg:y1="6.56cm" svg:x2="4.668cm" svg:y2="9.733cm" draw:start-shape="id1" draw:start-glue-point="1" draw:end-shape="id9" svg:d="M3719 6560l949 3173" svg:viewBox="0 0 950 3174">
          <text:p/>
        </draw:connector>
        <draw:connector draw:name="Gerade Verbindung mit Pfeil 7" draw:style-name="gr3" draw:text-style-name="P6" draw:layer="layout" draw:type="line" svg:x1="3.719cm" svg:y1="6.56cm" svg:x2="4.603cm" svg:y2="3.941cm" draw:start-shape="id1" draw:start-glue-point="1" draw:end-shape="id8" svg:d="M3719 6560l884-2619" svg:viewBox="0 0 885 2620">
          <text:p/>
        </draw:connector>
        <draw:connector draw:name="Gerade Verbindung mit Pfeil 8" draw:style-name="gr3" draw:text-style-name="P6" draw:layer="layout" draw:type="line" svg:x1="8.54cm" svg:y1="9.733cm" svg:x2="9.859cm" svg:y2="11.92cm" draw:start-shape="id9" draw:start-glue-point="1" draw:end-shape="id10" draw:end-glue-point="3" svg:d="M8540 9733l1319 2187" svg:viewBox="0 0 1320 2188">
          <text:p/>
        </draw:connector>
        <draw:connector draw:name="Gerade Verbindung mit Pfeil 9" draw:style-name="gr3" draw:text-style-name="P6" draw:layer="layout" draw:type="line" svg:x1="13.479cm" svg:y1="11.92cm" svg:x2="21.654cm" svg:y2="8.626cm" draw:start-shape="id10" draw:start-glue-point="1" draw:end-shape="id3" draw:end-glue-point="3" svg:d="M13479 11920l8175-3294" svg:viewBox="0 0 8176 3295">
          <text:p/>
        </draw:connector>
        <draw:connector draw:name="Gerade Verbindung mit Pfeil 10" draw:style-name="gr3" draw:text-style-name="P6" draw:layer="layout" draw:type="line" svg:x1="8.487cm" svg:y1="6.681cm" svg:x2="21.654cm" svg:y2="8.626cm" draw:start-shape="id2" draw:start-glue-point="1" draw:end-shape="id3" draw:end-glue-point="3" svg:d="M8487 6681l13167 1945" svg:viewBox="0 0 13168 1946">
          <text:p/>
        </draw:connector>
        <draw:connector draw:name="Gerade Verbindung mit Pfeil 11" draw:style-name="gr3" draw:text-style-name="P6" draw:layer="layout" draw:type="line" svg:x1="20.078cm" svg:y1="5.282cm" svg:x2="21.654cm" svg:y2="8.626cm" draw:start-shape="id6" draw:start-glue-point="1" draw:end-shape="id3" draw:end-glue-point="3" svg:d="M20078 5282l1576 3344" svg:viewBox="0 0 1577 3345">
          <text:p/>
        </draw:connector>
        <presentation:notes draw:style-name="dp2">
          <draw:page-thumbnail draw:style-name="gr4" draw:layer="layout" svg:width="15.399cm" svg:height="10.663cm" svg:x="2.16cm" svg:y="2.129cm" draw:page-number="1" presentation:class="page"/>
          <draw:frame presentation:style-name="pr1" draw:text-style-name="P7" draw:layer="layout" svg:width="15.778cm" svg:height="12.793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Title1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>
        <text:list-style style:name="Title1-outline2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 style:writing-mode="lr-tb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Title2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 style:writing-mode="lr-tb">
        <text:list-style style:name="Title2-outline2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5" style:family="presentation" style:parent-style-name="Title2-outline4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 style:writing-mode="lr-tb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 style:writing-mode="lr-tb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Title3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 style:writing-mode="lr-tb">
        <text:list-style style:name="Title3-outline2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4" style:family="presentation" style:parent-style-name="Title3-outline3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5" style:family="presentation" style:parent-style-name="Title3-outline4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 style:writing-mode="lr-tb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898989" loext:opacity="100%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3" style:family="text">
      <style:text-properties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2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733cm" svg:height="3.682cm" svg:x="1.891cm" svg:y="1.014cm" presentation:class="title" presentation:placeholder="true">
        <draw:text-box/>
      </draw:frame>
      <draw:frame presentation:style-name="Default-outline1" draw:layer="backgroundobjects" svg:width="23.733cm" svg:height="12.087cm" svg:x="1.891cm" svg:y="5.07cm" presentation:class="outline" presentation:placeholder="true">
        <draw:text-box/>
      </draw:frame>
      <draw:frame draw:style-name="Mgr3" draw:text-style-name="MP6" draw:layer="backgroundobjects" svg:width="6.191cm" svg:height="1.014cm" svg:x="19.433cm" svg:y="17.657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draw:style-name="Mgr5" draw:text-style-name="MP8" draw:layer="backgroundobjects" svg:width="8.546cm" svg:height="1.424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10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5.399cm" svg:height="10.663cm" svg:x="2.16cm" svg:y="2.129cm" presentation:class="page"/>
        <draw:frame presentation:style-name="Default-notes" draw:layer="backgroundobjects" svg:width="15.778cm" svg:height="12.793cm" svg:x="1.971cm" svg:y="13.506cm" presentation:class="notes" presentation:placeholder="true">
          <draw:text-box/>
        </draw:frame>
        <draw:frame draw:style-name="Mgr6" draw:text-style-name="MP8" draw:layer="backgroundobjects" svg:width="8.546cm" svg:height="1.424cm" svg:x="0cm" svg:y="27.001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6" draw:text-style-name="MP10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3.733cm" svg:height="3.682cm" svg:x="1.891cm" svg:y="1.014cm" presentation:class="title" presentation:placeholder="true">
        <draw:text-box/>
      </draw:frame>
      <draw:frame presentation:style-name="Title1-outline1" draw:layer="backgroundobjects" svg:width="23.733cm" svg:height="12.087cm" svg:x="1.891cm" svg:y="5.07cm" presentation:class="outline" presentation:placeholder="true">
        <draw:text-box/>
      </draw:frame>
      <draw:frame draw:style-name="Mgr7" draw:text-style-name="MP8" draw:layer="backgroundobjects" svg:width="9.287cm" svg:height="1.014cm" svg:x="9.114cm" svg:y="17.657cm" presentation:class="footer">
        <draw:text-box>
          <text:list text:style-name="ML1">
            <text:list-header>
              <text:p text:style-name="MP11"><text:span text:style-name="MT3">Markus Silvester Strempel</text:span></text:p>
            </text:list-header>
          </text:list>
        </draw:text-box>
      </draw:frame>
      <draw:frame draw:style-name="Mgr8" draw:text-style-name="MP6" draw:layer="backgroundobjects" svg:width="6.191cm" svg:height="1.014cm" svg:x="19.433cm" svg:y="17.657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1" draw:text-style-name="MP8" draw:layer="backgroundobjects" svg:width="8.546cm" svg:height="1.424cm" svg:x="0cm" svg:y="0cm" presentation:class="header">
          <draw:text-box>
            <text:p/>
          </draw:text-box>
        </draw:frame>
        <draw:frame presentation:style-name="Mpr1" draw:text-style-name="MP10" draw:layer="backgroundobjects" svg:width="8.546cm" svg:height="1.424cm" svg:x="11.17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5.399cm" svg:height="10.663cm" svg:x="2.16cm" svg:y="2.129cm" presentation:class="page"/>
        <draw:frame presentation:style-name="Title1-notes" draw:layer="backgroundobjects" svg:width="15.778cm" svg:height="12.793cm" svg:x="1.971cm" svg:y="13.506cm" presentation:class="notes" presentation:placeholder="true">
          <draw:text-box/>
        </draw:frame>
        <draw:frame presentation:style-name="Mpr2" draw:text-style-name="MP8" draw:layer="backgroundobjects" svg:width="8.546cm" svg:height="1.424cm" svg:x="0cm" svg:y="27.001cm" presentation:class="footer">
          <draw:text-box>
            <text:p/>
          </draw:text-box>
        </draw:frame>
        <draw:frame presentation:style-name="Mpr2" draw:text-style-name="MP10" draw:layer="backgroundobjects" svg:width="8.546cm" svg:height="1.424cm" svg:x="11.17cm" svg:y="27.001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2-title" draw:layer="backgroundobjects" svg:width="23.733cm" svg:height="3.682cm" svg:x="1.891cm" svg:y="1.014cm" presentation:class="title" presentation:placeholder="true">
        <draw:text-box/>
      </draw:frame>
      <draw:frame presentation:style-name="Title2-outline1" draw:layer="backgroundobjects" svg:width="23.733cm" svg:height="12.087cm" svg:x="1.891cm" svg:y="5.07cm" presentation:class="outline" presentation:placeholder="true">
        <draw:text-box/>
      </draw:frame>
      <draw:frame draw:style-name="Mgr7" draw:text-style-name="MP8" draw:layer="backgroundobjects" svg:width="9.287cm" svg:height="1.014cm" svg:x="9.114cm" svg:y="17.657cm" presentation:class="footer">
        <draw:text-box>
          <text:list text:style-name="ML1">
            <text:list-header>
              <text:p text:style-name="MP11"><text:span text:style-name="MT3">Markus Silvester Strempel</text:span></text:p>
            </text:list-header>
          </text:list>
        </draw:text-box>
      </draw:frame>
      <draw:frame draw:style-name="Mgr9" draw:text-style-name="MP6" draw:layer="backgroundobjects" svg:width="6.191cm" svg:height="1.014cm" svg:x="19.433cm" svg:y="17.657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3" draw:text-style-name="MP8" draw:layer="backgroundobjects" svg:width="8.546cm" svg:height="1.424cm" svg:x="0cm" svg:y="0cm" presentation:class="header">
          <draw:text-box>
            <text:p/>
          </draw:text-box>
        </draw:frame>
        <draw:frame presentation:style-name="Mpr3" draw:text-style-name="MP10" draw:layer="backgroundobjects" svg:width="8.546cm" svg:height="1.424cm" svg:x="11.17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5.399cm" svg:height="10.663cm" svg:x="2.16cm" svg:y="2.129cm" presentation:class="page"/>
        <draw:frame presentation:style-name="Title2-notes" draw:layer="backgroundobjects" svg:width="15.778cm" svg:height="12.793cm" svg:x="1.971cm" svg:y="13.506cm" presentation:class="notes" presentation:placeholder="true">
          <draw:text-box/>
        </draw:frame>
        <draw:frame presentation:style-name="Mpr4" draw:text-style-name="MP8" draw:layer="backgroundobjects" svg:width="8.546cm" svg:height="1.424cm" svg:x="0cm" svg:y="27.001cm" presentation:class="footer">
          <draw:text-box>
            <text:p/>
          </draw:text-box>
        </draw:frame>
        <draw:frame presentation:style-name="Mpr4" draw:text-style-name="MP10" draw:layer="backgroundobjects" svg:width="8.546cm" svg:height="1.424cm" svg:x="11.17cm" svg:y="27.001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3-title" draw:layer="backgroundobjects" svg:width="23.733cm" svg:height="3.682cm" svg:x="1.891cm" svg:y="1.014cm" presentation:class="title" presentation:placeholder="true">
        <draw:text-box/>
      </draw:frame>
      <draw:frame presentation:style-name="Title3-outline1" draw:layer="backgroundobjects" svg:width="23.733cm" svg:height="12.087cm" svg:x="1.891cm" svg:y="5.07cm" presentation:class="outline" presentation:placeholder="true">
        <draw:text-box/>
      </draw:frame>
      <draw:frame draw:style-name="Mgr7" draw:text-style-name="MP8" draw:layer="backgroundobjects" svg:width="9.287cm" svg:height="1.014cm" svg:x="9.114cm" svg:y="17.657cm" presentation:class="footer">
        <draw:text-box>
          <text:list text:style-name="ML1">
            <text:list-header>
              <text:p text:style-name="MP11"><text:span text:style-name="MT3">Markus Silvester Strempel</text:span></text:p>
            </text:list-header>
          </text:list>
        </draw:text-box>
      </draw:frame>
      <draw:frame draw:style-name="Mgr10" draw:text-style-name="MP6" draw:layer="backgroundobjects" svg:width="6.191cm" svg:height="1.014cm" svg:x="19.433cm" svg:y="17.657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5" draw:text-style-name="MP8" draw:layer="backgroundobjects" svg:width="8.546cm" svg:height="1.424cm" svg:x="0cm" svg:y="0cm" presentation:class="header">
          <draw:text-box>
            <text:p/>
          </draw:text-box>
        </draw:frame>
        <draw:frame presentation:style-name="Mpr5" draw:text-style-name="MP10" draw:layer="backgroundobjects" svg:width="8.546cm" svg:height="1.424cm" svg:x="11.17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15.399cm" svg:height="10.663cm" svg:x="2.16cm" svg:y="2.129cm" presentation:class="page"/>
        <draw:frame presentation:style-name="Title3-notes" draw:layer="backgroundobjects" svg:width="15.778cm" svg:height="12.793cm" svg:x="1.971cm" svg:y="13.506cm" presentation:class="notes" presentation:placeholder="true">
          <draw:text-box/>
        </draw:frame>
        <draw:frame presentation:style-name="Mpr6" draw:text-style-name="MP8" draw:layer="backgroundobjects" svg:width="8.546cm" svg:height="1.424cm" svg:x="0cm" svg:y="27.001cm" presentation:class="footer">
          <draw:text-box>
            <text:p/>
          </draw:text-box>
        </draw:frame>
        <draw:frame presentation:style-name="Mpr6" draw:text-style-name="MP10" draw:layer="backgroundobjects" svg:width="8.546cm" svg:height="1.424cm" svg:x="11.17cm" svg:y="27.001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sly</meta:initial-creator>
    <meta:creation-date>2018-04-25T18:04:40.137926900</meta:creation-date>
    <dc:date>2023-12-14T17:16:21.263402733</dc:date>
    <meta:print-date>2018-04-26T15:04:10.087000000</meta:print-date>
    <meta:editing-cycles>38</meta:editing-cycles>
    <meta:generator>LibreOffice/7.6.4.1$Linux_X86_64 LibreOffice_project/60$Build-1</meta:generator>
    <meta:editing-duration>PT13M39S</meta:editing-duration>
    <meta:document-statistic meta:object-count="77"/>
  </office:meta>
</office:document-meta>
</file>